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DelEmptyCel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c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d</text:p>
          </table:table-cell>
        </table:table-row>
        <table:table-row table:style-name="ro1"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/>
        </table:table-row>
        <table:table-row table:style-name="ro1">
          <table:table-cell/>
          <table:table-cell table:style-name="ce1"/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/>
          <table:table-cell table:style-name="ce1"/>
        </table:table-row>
        <table:table-row table:style-name="ro1">
          <table:table-cell table:number-columns-repeated="5"/>
          <table:table-cell table:style-name="ce1" office:value-type="float" office:value="8" calcext:value-type="float">
            <text:p>8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11T19:23:00.517885284</meta:creation-date>
    <dc:date>2020-12-11T20:56:55.076453921</dc:date>
    <dc:creator>Rafael Lima</dc:creator>
    <meta:editing-duration>PT53M49S</meta:editing-duration>
    <meta:editing-cycles>9</meta:editing-cycles>
    <meta:generator>LibreOffice/7.0.3.1$Linux_X86_64 LibreOffice_project/00$Build-1</meta:generator>
    <meta:document-statistic meta:table-count="1" meta:cell-count="44" meta:object-count="0"/>
  </office:meta>
</office:document-meta>
</file>

<file path=Basic/Standard/DelEmptyCells.xml><?xml version="1.0" encoding="utf-8"?>
<!DOCTYPE module  PUBLIC '-//OpenOffice.org//DTD OfficeDocument 1.0//EN'  'module.dtd'>
<script:module xmlns:script="http://openoffice.org/2000/script" script:name="DelEmptyCells" script:language="StarBasic" script:moduleType="normal">REM  *****  BASIC  *****

Function CheckEmpty(oCell as Object) as Boolean
	'Enum with possible types
	Dim eTypes as Variant
	eTypes = com.sun.star.table.CellContentType
	'Check if cell is empty
	If oCell.getType() = eTypes.EMPTY Then
		CheckEmpty = True
	Else
		CheckEmpty = False
	End If
End Function

Sub DelEmptyCells
	'Check it the selection is a cell range
	Dim selRange as Object
	selRange = ThisComponent.getCurrentSelection()
	If Not selRange.supportsService("com.sun.star.sheet.SheetCellRange") Then Exit Sub
	
	'Check if values are in a single column or a single row
	Dim nRows as Integer, nCols as Integer
	nRows = selRange.Rows.getCount()
	nCols = selRange.Columns.getCount()
	
	'The selection must be a single row or a single column
	If nRows &gt; 1 And nCols &gt; 1 Then
		MsgBox "You must select a single column or a single row"
		Exit Sub
	End If
	
	'Checks if there are empty cells
	Dim contEmpty as Integer
	For i = 0 To nRows - 1
		If CheckEmpty(selRange.getCellByPosition(0, i)) Then
			contEmpty = 1
			Exit For
		End If
	Next i
	If contEmpty = 0 Then
		MsgBox "There are no empty cells"
		Exit Sub
	End If
	
	'Count how many values (non-empty) are there in the cells
	Dim contValues as Integer
	For i = 0 To nRows - 1
		If Not CheckEmpty(selRange.getCellByPosition(0, i)) Then
			contValues = contValues + 1
		End If
	Next i
	If contValues = 0 Then
		MsgBox "There are no values in the cells"
		Exit Sub
	End If
	
	'Get a list of indexes of cells that have values
	Dim cellsWithValues() As Integer
	ReDim cellsWithValues(0 To contValues - 1) as Integer
	Dim idxInsert as Integer
	Dim oCell as Object
	For i = 0 To nRows - 1
		oCell = selRange.getCellByPosition(0, i)
		If Not CheckEmpty(oCell) Then
			cellsWithValues(idxInsert) = i
			idxInsert = idxInsert + 1
		End If
	Next i

	'Copiar os valores das células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lEmptyCel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